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0567a5" officeooo:paragraph-rsid="000567a5"/>
    </style:style>
    <style:style style:name="P2" style:family="paragraph" style:parent-style-name="Title">
      <style:text-properties fo:font-size="16pt" officeooo:rsid="000567a5" officeooo:paragraph-rsid="000567a5" style:font-size-asian="16pt" style:font-size-complex="16pt"/>
    </style:style>
    <style:style style:name="P3" style:family="paragraph" style:parent-style-name="Text_20_body">
      <style:text-properties fo:font-size="14pt" officeooo:rsid="000567a5" officeooo:paragraph-rsid="000567a5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3</text:p>
      <text:p text:style-name="P1"/>
      <text:p text:style-name="P3">Q-1 Does ANSI recognize the datatype DATE ?</text:p>
      <text:p text:style-name="P3">Ans = <text:s/>NO ,ANSI does not recognize Date datatype.</text:p>
      <text:p text:style-name="P3"/>
      <text:p text:style-name="P3">Q -2 Which subdivision of SQL is used to insert values in tables ?</text:p>
      <text:p text:style-name="P3">Ans = INSERT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32:44.340364358</meta:creation-date>
    <dc:date>2023-09-12T14:18:53.134107347</dc:date>
    <meta:editing-duration>PT2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36" meta:character-count="183" meta:non-whitespace-character-count="151"/>
  </office:meta>
</office:document-meta>
</file>